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style:style>
    <style:style style:name="T2" style:parent-style-name="Standaardalinea-lettertype" style:family="text">
      <style:text-properties fo:language="en" fo:country="US"/>
    </style:style>
    <style:style style:name="P3" style:parent-style-name="Standaard" style:family="paragraph">
      <style:text-properties fo:font-weight="bold" style:font-weight-asian="bold" style:font-weight-complex="bold" fo:language="en" fo:country="US"/>
    </style:style>
    <style:style style:name="P4" style:parent-style-name="Kop1" style:family="paragraph">
      <style:text-properties fo:language="en" fo:country="US"/>
    </style:style>
    <style:style style:name="P5" style:parent-style-name="Standaard" style:family="paragraph">
      <style:paragraph-properties fo:margin-left="0.5in">
        <style:tab-stops/>
      </style:paragraph-properties>
    </style:style>
    <style:style style:name="T6" style:parent-style-name="Standaardalinea-lettertype" style:family="text">
      <style:text-properties fo:language="en" fo:country="US"/>
    </style:style>
    <style:style style:name="T7" style:parent-style-name="Standaardalinea-lettertype" style:family="text">
      <style:text-properties fo:language="en" fo:country="US"/>
    </style:style>
    <style:style style:name="P8" style:parent-style-name="Standaard" style:family="paragraph">
      <style:text-properties fo:language="en" fo:country="US"/>
    </style:style>
    <style:style style:name="P9" style:parent-style-name="Standaard" style:family="paragraph">
      <style:text-properties fo:language="en" fo:country="US"/>
    </style:style>
    <style:style style:name="P10" style:parent-style-name="Standaard" style:family="paragraph">
      <style:paragraph-properties fo:margin-left="0.5in">
        <style:tab-stops/>
      </style:paragraph-properties>
    </style:style>
    <style:style style:name="P11" style:parent-style-name="Standaard" style:family="paragraph">
      <style:paragraph-properties fo:margin-left="0.5in">
        <style:tab-stops/>
      </style:paragraph-properties>
    </style:style>
    <style:style style:name="P12" style:parent-style-name="Standaard" style:family="paragraph">
      <style:paragraph-properties fo:margin-left="0.5in">
        <style:tab-stops/>
      </style:paragraph-properties>
    </style:style>
    <style:style style:name="P13" style:parent-style-name="Standaard" style:family="paragraph">
      <style:paragraph-properties fo:margin-left="0.5in">
        <style:tab-stops/>
      </style:paragraph-properties>
    </style:style>
    <style:style style:name="P14" style:parent-style-name="Standaard" style:family="paragraph">
      <style:paragraph-properties fo:margin-left="1in">
        <style:tab-stops/>
      </style:paragraph-properties>
    </style:style>
    <style:style style:name="P15" style:parent-style-name="Standaard" style:family="paragraph">
      <style:paragraph-properties fo:break-before="page"/>
    </style:style>
    <style:style style:name="P16" style:parent-style-name="Standaard" style:family="paragraph">
      <style:paragraph-properties fo:margin-left="0.5in">
        <style:tab-stops/>
      </style:paragraph-properties>
    </style:style>
    <style:style style:name="P17" style:parent-style-name="Standaard" style:family="paragraph">
      <style:paragraph-properties fo:margin-left="0.5in">
        <style:tab-stops/>
      </style:paragraph-properties>
    </style:style>
    <style:style style:name="P18" style:parent-style-name="Standaard" style:family="paragraph">
      <style:paragraph-properties fo:margin-left="0.5in">
        <style:tab-stops/>
      </style:paragraph-properties>
    </style:style>
    <style:style style:name="P19" style:parent-style-name="Standaard" style:family="paragraph">
      <style:paragraph-properties fo:margin-left="0.5in">
        <style:tab-stops/>
      </style:paragraph-properties>
    </style:style>
    <style:style style:name="P20" style:parent-style-name="Standaard" style:family="paragraph">
      <style:paragraph-properties fo:margin-left="0.5in">
        <style:tab-stops/>
      </style:paragraph-properties>
    </style:style>
    <style:style style:name="P21" style:parent-style-name="Standaard" style:family="paragraph">
      <style:paragraph-properties fo:margin-left="0.5in">
        <style:tab-stops/>
      </style:paragraph-properties>
    </style:style>
    <style:style style:name="P22" style:parent-style-name="Standaard" style:family="paragraph">
      <style:paragraph-properties fo:margin-left="0.5in">
        <style:tab-stops/>
      </style:paragraph-properties>
    </style:style>
    <style:style style:name="P23" style:parent-style-name="Standaard" style:family="paragraph">
      <style:paragraph-properties fo:margin-left="0.5in">
        <style:tab-stops/>
      </style:paragraph-properties>
    </style:style>
    <style:style style:name="P24" style:parent-style-name="Standaard" style:family="paragraph">
      <style:paragraph-properties fo:margin-left="0.5in">
        <style:tab-stops/>
      </style:paragraph-properties>
    </style:style>
  </office:automatic-styles>
  <office:body>
    <office:text text:use-soft-page-breaks="true">
      <text:p text:style-name="P1"><text:span text:style-name="T2"><text:tab/></text:span>Doelgroep: Student (i.v.m. inlogpagina van studenten)</text:p>
      <text:p text:style-name="Standaard"><text:tab/>Age: 18 – 60<text:s/></text:p>
      <text:p text:style-name="P3"/>
      <text:h text:style-name="P4" text:outline-level="1">Persona:</text:h>
      <text:p text:style-name="P5">Mark hij is 20, heeft de opleiding HBO Communicatie niet afgerond – waarom: vond het toch niet leuk. Heeft gekozen voor<text:s/>TechGrounds: omdat hij een toekomst ziet in IT. Hobby: voetbal &amp; programmeren.</text:p>
      <text:p text:style-name="Ondertitel">Happy:<text:s/></text:p>
      <text:p text:style-name="Standaard"><text:tab/>Mail in kunnen typen</text:p>
      <text:p text:style-name="Standaard"><text:tab/><text:span text:style-name="T6">Watchword</text:span><text:span text:style-name="T7"><text:s/>werkt</text:span></text:p>
      <text:p text:style-name="P8"><text:tab/>Je kan inloggen</text:p>
      <text:p text:style-name="P9"/>
      <text:p text:style-name="Ondertitel">Wat<text:s/>merk<text:s/>Mark<text:s/>op<text:s/>vanuit zijn programmeer kennis?</text:p>
      <text:p text:style-name="Standaard"><text:tab/>Hij ziet dat er geen optie is om de wachtwoord te resetten.</text:p>
      <text:p text:style-name="Standaard"><text:tab/>Wachtwoord is geheim: met bolletjes/special characters</text:p>
      <text:p text:style-name="Standaard"><text:tab/>Tekst log in staat niet gecentreerd</text:p>
      <text:p text:style-name="Standaard"><text:tab/>Logo is deels afgesneden aan beide kanten</text:p>
      <text:p text:style-name="Standaard"><text:tab/>Email &amp; wachtwoord invoer eindigen met “ : “</text:p>
      <text:p text:style-name="Standaard"><text:tab/>Wat als de pagina niet laad, dan verwacht je een ERROR message.</text:p>
      <text:p text:style-name="Standaard"><text:tab/>Wat als mijn internet connectie weg valt, dan verwacht je een ERROR message.</text:p>
      <text:p text:style-name="Standaard"><text:tab/>Wat gebeurd er als je een button 2x klikt, wat gebeurd er dan met mijn pagina?</text:p>
      <text:p text:style-name="Standaard"/>
      <text:p text:style-name="Ondertitel">Wat verwacht Mark dat hij kan doen met de inlogpagina?</text:p>
      <text:p text:style-name="Standaard"><text:tab/>Als hij op log in drukt dan gaat hij naar een inlogpagina</text:p>
      <text:p text:style-name="Standaard"><text:tab/>Als hij iets verkeerds heeft ingetypt, dan verwacht hij een melding</text:p>
      <text:p text:style-name="Standaard"><text:tab/>Hij ziet dat er geen optie is om de wachtwoord te resetten.</text:p>
      <text:p text:style-name="Standaard"><text:tab/>Dat hij niet kan inloggen met foute gegevens</text:p>
      <text:p text:style-name="Standaard"><text:tab/>Past dit in de huisstijl van<text:s/>TechGrounds?</text:p>
      <text:p text:style-name="Standaard"><text:tab/>Mark vraagt zich af of hij bij elke log in zijn gegevens opnieuw moet invullen?</text:p>
      <text:p text:style-name="Standaard"><text:tab/>Hij vraagt zich ook af of google zijn gegevens mag onthouden.</text:p>
      <text:p text:style-name="Standaard"/>
      <text:p text:style-name="Standaard"/>
      <text:soft-page-break/>
      <text:p text:style-name="Ondertitel">Wat<text:s/>merk<text:s/>Mark<text:s/>op<text:s/>vanuit zijn<text:s/>communicatie<text:s/>kennis?</text:p>
      <text:p text:style-name="Standaard"><text:tab/>Is dit duidelijk voor mensen die kleurenblind zijn?</text:p>
      <text:p text:style-name="Standaard"><text:tab/>Tekst<text:s/>kan<text:s/>te dun zijn en daardoor<text:s/>minder zichtbaar voor mensen met minder zicht?</text:p>
      <text:p text:style-name="P10">Tekst is best klein in de input field en daardoor minder zichtbaar voor mensen met minder zicht?</text:p>
      <text:p text:style-name="P11">Dat de applicatie mogelijkheid biedt tussen lichtere en donkere thema. Waarom: voor mensen die slecht ziend en/of kleurenblind zijn.</text:p>
      <text:p text:style-name="P12">Toegankelijkheid optie knopje: uitlezen van tekst en vergroten van tekst.</text:p>
      <text:p text:style-name="P13"/>
      <text:p text:style-name="Ondertitel">Wat<text:s/>merk<text:s/>Mark<text:s/>op<text:s/>vanuit zijn<text:s/>sport<text:s/>kennis?</text:p>
      <text:p text:style-name="Standaard"><text:tab/>De page ziet er heel stoer en volwassen uit</text:p>
      <text:p text:style-name="Standaard"><text:tab/>De visual is:</text:p>
      <text:p text:style-name="P14">De balans in de visual is al donker en in combinatie met de achtergrondkleur valt de visual weg en maakt de gehele indruk donkerder. Kan slecht zijn voor slechtziende mensen. Het zou veel schelen als de opacity wat<text:s/>meer wordt.</text:p>
      <text:p text:style-name="P15"/>
      <text:soft-page-break/>
      <text:h text:style-name="Kop1" text:outline-level="1">Persona:</text:h>
      <text:p text:style-name="Standaard">Eva, zij is 52 jaar, heeft gewerkt bij een administratie afdeling van een ziekenhuis. Ze heeft een MBO4 zorg admin gevolgd en heeft dit ook behaald. Waarom<text:s/>TechGrounds: Eva is nog niet lang uitgeleerd en wil haar eerste stappen naar IT zetten, ze wilt zich blijven ontwikkelen. Hobby: Puzzels min van 1000 stuks<text:s/>&amp; koken.</text:p>
      <text:p text:style-name="Standaard"/>
      <text:p text:style-name="Ondertitel">Wat merk Eva op aan de inlog pagina vanuit haar administratieve kennis?</text:p>
      <text:p text:style-name="Standaard"><text:tab/>De inlogpagina is best donker en is onleesbaar.</text:p>
      <text:p text:style-name="P16">Ze verwacht dat ze kan inloggen en zo niet haar wachtwoord kan wijzigen, omdat ze het vergeten is.</text:p>
      <text:p text:style-name="P17">Ze verwacht dat alleen een sterke wachtwoord kan invoeren, omdat het te maken heeft met gevoelige data.</text:p>
      <text:p text:style-name="P18">Ze wilt eigenlijk met een username inloggen<text:s/>i.p.v.<text:s/>een email, want dat vind ze ook gevoelige informatie.</text:p>
      <text:p text:style-name="P19">Ze wilt graag dat er een knopje (met een vraagteken) komt om hulp in te schakelen, ze weet niet hoe ze haar wachtwoord moet veranderen.</text:p>
      <text:p text:style-name="P20">Email &amp; wachtwoord invoer eindigen met “ : “, want ze vind het<text:s/>dat alle zinnen met iets moet eindigen – ze is echt into<text:s/>–<text:s/>grammatica.</text:p>
      <text:p text:style-name="P21">Eva is heel erg gesteld op haar privacy, mag ze gebruik maken van een gastmodus en hoe weet ze dat haar gegevens niet gedeeld wordt? Kan dit ergens verwerkt worden?</text:p>
      <text:p text:style-name="P22">Eva vraagt zich af of zij een pop up krijgt om haar wachtwoord te onthouden, want dit wilt ze natuurlijk niet.</text:p>
      <text:p text:style-name="P23">Als er gebruik wordt gemaakt van cookies, wat zijn de voorwaardes en waar kan ik dit veranderen?</text:p>
      <text:p text:style-name="P24">Als je een pop-up krijg voor zowel wachtwoord en cookies, dat dit maar eenmalig gebeurd, bijvoorbeeld bij de eerste keer inloggen.</text:p>
      <text:p text:style-name="Ondertitel"/>
      <text:p text:style-name="Ondertitel">Wat merk Eva op aan de inlog pagina vanuit haar hobby kennis?</text:p>
      <text:p text:style-name="Standaard"><text:tab/>Eva merkt op dat de tekst in de inlog button niet gecentreerd is<text:s/>en de logo niet geheel is.</text:p>
      <text:p text:style-name="Standaard"><text:tab/>Ze vind de kleuren combinatie van de website:<text:s/></text:p>
      <text:p text:style-name="Standaard"><text:tab/><text:tab/><text:tab/>Te donker</text:p>
      <text:p text:style-name="Standaard"><text:tab/><text:tab/><text:tab/>Onleesbaar of te moeilijk leesbaar</text:p>
      <text:p text:style-name="Standaard"><text:tab/><text:tab/><text:tab/>Ze vraagt zich af of de content met gegevens gecentreerd is?</text:p>
      <text:p text:style-name="Standaard"><text:tab/><text:tab/><text:tab/></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Standaard" style:display-name="Standaard" style:family="paragraph">
      <style:text-properties fo:language="nl" fo:country="NL" fo:hyphenate="false"/>
    </style:style>
    <style:style style:name="Standaardalinea-lettertype" style:display-name="Standaardalinea-lettertype" style:family="text"/>
    <style:style style:name="Koptekst" style:display-name="Koptekst" style:family="paragraph" style:parent-style-name="Standaard">
      <style:paragraph-properties fo:margin-bottom="0in" fo:line-height="100%">
        <style:tab-stops>
          <style:tab-stop style:type="center" style:position="3.134in"/>
          <style:tab-stop style:type="right" style:position="6.268in"/>
        </style:tab-stops>
      </style:paragraph-properties>
      <style:text-properties fo:hyphenate="false"/>
    </style:style>
    <style:style style:name="KoptekstChar" style:display-name="Koptekst Char" style:family="text" style:parent-style-name="Standaardalinea-lettertype">
      <style:text-properties fo:language="nl" fo:country="NL"/>
    </style:style>
    <style:style style:name="Voettekst" style:display-name="Voettekst" style:family="paragraph" style:parent-style-name="Standaard">
      <style:paragraph-properties fo:margin-bottom="0in" fo:line-height="100%">
        <style:tab-stops>
          <style:tab-stop style:type="center" style:position="3.134in"/>
          <style:tab-stop style:type="right" style:position="6.268in"/>
        </style:tab-stops>
      </style:paragraph-properties>
      <style:text-properties fo:hyphenate="false"/>
    </style:style>
    <style:style style:name="VoettekstChar" style:display-name="Voettekst Char" style:family="text" style:parent-style-name="Standaardalinea-lettertype">
      <style:text-properties fo:language="nl" fo:country="NL"/>
    </style:style>
    <style:style style:name="Ondertitel" style:display-name="Ondertitel" style:family="paragraph" style:parent-style-name="Standaard" style:next-style-name="Standaard">
      <style:text-properties style:font-name-asian="Times New Roman" fo:color="#5A5A5A" fo:letter-spacing="0.0104in" fo:hyphenate="false"/>
    </style:style>
    <style:style style:name="OndertitelChar" style:display-name="Ondertitel Char" style:family="text" style:parent-style-name="Standaardalinea-lettertype">
      <style:text-properties style:font-name-asian="Times New Roman" fo:color="#5A5A5A" fo:letter-spacing="0.0104in" fo:language="nl" fo:country="NL"/>
    </style:style>
    <style:style style:name="Kop1Char" style:display-name="Kop 1 Char" style:family="text" style:parent-style-name="Standaardalinea-lettertype">
      <style:text-properties style:font-name="Calibri Light" style:font-name-asian="Times New Roman" style:font-name-complex="Times New Roman" fo:color="#2F5496" fo:font-size="16pt" style:font-size-asian="16pt" style:font-size-complex="16pt" fo:language="nl" fo:country="N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header>
        <text:p text:style-name="Koptekst"/>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rend Langendoen</meta:initial-creator>
    <dc:creator>Arend Langendoen</dc:creator>
    <meta:creation-date>2021-02-25T13:11:00Z</meta:creation-date>
    <dc:date>2021-02-25T14:25:00Z</dc:date>
    <meta:template xlink:href="Normal.dotm" xlink:type="simple"/>
    <meta:editing-cycles>2</meta:editing-cycles>
    <meta:editing-duration>PT4380S</meta:editing-duration>
    <meta:document-statistic meta:page-count="3" meta:paragraph-count="8" meta:word-count="599" meta:character-count="4010" meta:row-count="28" meta:non-whitespace-character-count="3419"/>
  </office:meta>
</office:document-meta>
</file>